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JetBrains Mono" svg:font-family="'JetBrains Mono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fo:background-color="transparent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2pt" fo:font-style="normal" fo:font-weight="normal" officeooo:rsid="000817aa" officeooo:paragraph-rsid="000817aa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ize="12pt" fo:font-style="normal" fo:font-weight="normal" officeooo:rsid="00094c6a" officeooo:paragraph-rsid="00094c6a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size="12pt" fo:font-style="normal" fo:font-weight="normal" officeooo:rsid="0009b6e5" officeooo:paragraph-rsid="0009b6e5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14" style:family="paragraph" style:parent-style-name="Text_20_body">
      <style:paragraph-properties fo:text-align="start" style:justify-single-word="false"/>
      <style:text-properties style:text-position="0% 10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16" style:family="paragraph" style:parent-style-name="Text_20_body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officeooo:rsid="000b0c44" officeooo:paragraph-rsid="000b0c44"/>
    </style:style>
    <style:style style:name="P20" style:family="paragraph" style:parent-style-name="Text_20_body">
      <style:text-properties officeooo:paragraph-rsid="000b0c44"/>
    </style:style>
    <style:style style:name="P21" style:family="paragraph" style:parent-style-name="Text_20_body">
      <style:text-properties officeooo:rsid="000d6951" officeooo:paragraph-rsid="000d6951"/>
    </style:style>
    <style:style style:name="P22" style:family="paragraph" style:parent-style-name="Text_20_body">
      <style:text-properties officeooo:rsid="000ea96c" officeooo:paragraph-rsid="000ea96c"/>
    </style:style>
    <style:style style:name="P23" style:family="paragraph" style:parent-style-name="Text_20_body">
      <style:text-properties officeooo:rsid="00101715" officeooo:paragraph-rsid="00101715"/>
    </style:style>
    <style:style style:name="P24" style:family="paragraph" style:parent-style-name="Text_20_body">
      <style:text-properties officeooo:rsid="00112a49" officeooo:paragraph-rsid="00112a49"/>
    </style:style>
    <style:style style:name="P25" style:family="paragraph" style:parent-style-name="Preformatted_20_Text">
      <style:paragraph-properties fo:text-align="start" style:justify-single-word="false"/>
      <style:text-properties fo:color="#a9b7c6" loext:opacity="100%" style:font-name="JetBrains Mono" fo:font-size="12pt" style:font-size-asian="12pt" style:font-size-complex="12pt"/>
    </style:style>
    <style:style style:name="P26" style:family="paragraph" style:parent-style-name="Preformatted_20_Text">
      <style:paragraph-properties fo:text-align="start" style:justify-single-word="false"/>
      <style:text-properties fo:color="#a9b7c6" loext:opacity="100%" style:font-name="JetBrains Mono"/>
    </style:style>
    <style:style style:name="P27" style:family="paragraph" style:parent-style-name="Preformatted_20_Text">
      <style:text-properties fo:color="#a9b7c6" loext:opacity="100%" style:font-name="JetBrains Mono" officeooo:paragraph-rsid="000b0c44"/>
    </style:style>
    <style:style style:name="P28" style:family="paragraph" style:parent-style-name="Preformatted_20_Text">
      <style:text-properties fo:color="#a9b7c6" loext:opacity="100%" style:font-name="JetBrains Mono" officeooo:rsid="000ea96c" officeooo:paragraph-rsid="000ea96c"/>
    </style:style>
    <style:style style:name="P2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/>
    </style:style>
    <style:style style:name="P30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a9b7c6" loext:opacity="100%" style:font-name="JetBrains Mono"/>
    </style:style>
    <style:style style:name="P31" style:family="paragraph" style:parent-style-name="Heading_20_1">
      <style:paragraph-properties fo:text-align="center" style:justify-single-word="false"/>
      <style:text-properties fo:font-size="18pt" style:font-size-asian="18pt" style:font-size-complex="18pt"/>
    </style:style>
    <style:style style:name="P32" style:family="paragraph" style:parent-style-name="Heading_20_1">
      <style:paragraph-properties fo:text-align="center" style:justify-single-word="false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33" style:family="paragraph" style:parent-style-name="Heading_20_1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Heading_20_2">
      <style:paragraph-properties fo:text-align="center" style:justify-single-word="false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5" style:family="paragraph" style:parent-style-name="Heading_20_2">
      <style:paragraph-properties fo:text-align="center" style:justify-single-word="false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36" style:family="paragraph" style:parent-style-name="Heading_20_2">
      <style:paragraph-properties fo:text-align="center" style:justify-single-word="false"/>
      <style:text-properties officeooo:paragraph-rsid="0009b6e5"/>
    </style:style>
    <style:style style:name="P37" style:family="paragraph" style:parent-style-name="Heading_20_2">
      <style:paragraph-properties fo:text-align="center" style:justify-single-word="false"/>
      <style:text-properties officeooo:paragraph-rsid="00101715"/>
    </style:style>
    <style:style style:name="P38" style:family="paragraph" style:parent-style-name="Heading_20_2">
      <style:paragraph-properties fo:text-align="center" style:justify-single-word="false"/>
      <style:text-properties officeooo:paragraph-rsid="0014323b"/>
    </style:style>
    <style:style style:name="P39" style:family="paragraph" style:parent-style-name="Heading_20_2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style:font-name="JetBrains Mono" fo:background-color="#232525"/>
    </style:style>
    <style:style style:name="P41" style:family="paragraph" style:parent-style-name="Preformatted_20_Text">
      <style:text-properties fo:color="#a9b7c6" loext:opacity="100%" style:font-name="JetBrains Mono" officeooo:rsid="0014323b" officeooo:paragraph-rsid="0014323b"/>
    </style:style>
    <style:style style:name="P42" style:family="paragraph" style:parent-style-name="Preformatted_20_Text">
      <style:text-properties fo:color="#a9b7c6" loext:opacity="100%" style:font-name="JetBrains Mono" officeooo:rsid="0014a38c" officeooo:paragraph-rsid="0014a38c"/>
    </style:style>
    <style:style style:name="P4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fo:background-color="#232525"/>
    </style:style>
    <style:style style:name="P4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/>
    </style:style>
    <style:style style:name="P45" style:family="paragraph" style:parent-style-name="Preformatted_20_Text">
      <loext:graphic-properties draw:fill="solid" draw:fill-color="#2b2b2b" draw:opacity="100%"/>
      <style:paragraph-properties fo:background-color="#2b2b2b"/>
    </style:style>
    <style:style style:name="P46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a9b7c6" loext:opacity="100%" style:font-name="JetBrains Mono" fo:background-color="#232525"/>
    </style:style>
    <style:style style:name="P47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</style:style>
    <style:style style:name="P48" style:family="paragraph" style:parent-style-name="Text_20_body">
      <style:text-properties fo:background-color="transparent"/>
    </style:style>
    <style:style style:name="P49" style:family="paragraph" style:parent-style-name="Text_20_body">
      <style:text-properties fo:font-weight="bold" fo:background-color="transparent" style:font-weight-asian="bold" style:font-weight-complex="bold"/>
    </style:style>
    <style:style style:name="P50" style:family="paragraph" style:parent-style-name="Text_20_body" style:list-style-name="L1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Text_20_body">
      <style:paragraph-properties fo:text-align="center" style:justify-single-word="false"/>
      <style:text-properties style:font-name="Liberation Sans" fo:font-size="16pt" fo:font-style="normal" fo:font-weight="normal" officeooo:rsid="000b0c44" officeooo:paragraph-rsid="000b0c44" style:font-name-asian="Noto Sans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P52" style:family="paragraph" style:parent-style-name="Text_20_body">
      <style:text-properties officeooo:rsid="00112a49" officeooo:paragraph-rsid="00112a49"/>
    </style:style>
    <style:style style:name="P53" style:family="paragraph" style:parent-style-name="Text_20_body">
      <style:text-properties officeooo:rsid="0014323b" officeooo:paragraph-rsid="0014323b"/>
    </style:style>
    <style:style style:name="P54" style:family="paragraph" style:parent-style-name="Text_20_body">
      <style:text-properties officeooo:rsid="0014a38c" officeooo:paragraph-rsid="0014a38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fo:background-color="#232525" loext:char-shading-value="0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fo:background-color="#232525" loext:char-shading-value="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cc7832" loext:opacity="100%" style:font-name="JetBrains Mono" fo:font-style="normal" style:font-style-asian="normal" style:font-style-complex="normal"/>
    </style:style>
    <style:style style:name="T13" style:family="text">
      <style:text-properties fo:color="#cc7832" loext:opacity="100%" style:font-name="JetBrains Mono" fo:background-color="#232525" loext:char-shading-value="0"/>
    </style:style>
    <style:style style:name="T14" style:family="text">
      <style:text-properties fo:color="#cc7832" loext:opacity="100%" style:font-name="JetBrains Mono" officeooo:rsid="0014a38c" fo:background-color="#232525" loext:char-shading-value="0"/>
    </style:style>
    <style:style style:name="T15" style:family="text">
      <style:text-properties fo:color="#cc7832" loext:opacity="100%" style:font-name="JetBrains Mono" fo:font-size="10pt" officeooo:rsid="0014a38c" fo:background-color="#232525" loext:char-shading-value="0" style:font-name-asian="Courier New" style:font-size-asian="10pt" style:font-name-complex="Courier New" style:font-size-complex="10pt"/>
    </style:style>
    <style:style style:name="T16" style:family="text">
      <style:text-properties fo:color="#cc7832" loext:opacity="100%" fo:font-style="normal" fo:font-weight="normal" fo:background-color="#232525" loext:char-shading-value="0" style:font-style-asian="normal" style:font-weight-asian="normal" style:font-style-complex="normal" style:font-weight-complex="normal"/>
    </style:style>
    <style:style style:name="T17" style:family="text">
      <style:text-properties fo:color="#cc7832" loext:opacity="100%" fo:background-color="#232525" loext:char-shading-value="0"/>
    </style:style>
    <style:style style:name="T18" style:family="text">
      <style:text-properties fo:color="#cc7832" loext:opacity="100%" fo:font-size="12pt" fo:font-style="normal" fo:font-weight="normal" fo:background-color="#232525" loext:char-shading-value="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6a8759" loext:opacity="100%" style:font-name="JetBrains Mono" fo:font-style="normal" style:font-style-asian="normal" style:font-style-complex="normal"/>
    </style:style>
    <style:style style:name="T20" style:family="text">
      <style:text-properties fo:color="#6a8759" loext:opacity="100%" style:font-name="JetBrains Mono" fo:background-color="#232525" loext:char-shading-value="0"/>
    </style:style>
    <style:style style:name="T21" style:family="text">
      <style:text-properties fo:color="#6a8759" loext:opacity="100%" style:font-name="JetBrains Mono" officeooo:rsid="0014a38c" fo:background-color="#232525" loext:char-shading-value="0"/>
    </style:style>
    <style:style style:name="T22" style:family="text">
      <style:text-properties fo:color="#6a8759" loext:opacity="100%" style:font-name="JetBrains Mono" fo:font-size="10pt" officeooo:rsid="0014a38c" fo:background-color="#232525" loext:char-shading-value="0" style:font-name-asian="Courier New" style:font-size-asian="10pt" style:font-name-complex="Courier New" style:font-size-complex="10pt"/>
    </style:style>
    <style:style style:name="T23" style:family="text">
      <style:text-properties fo:color="#6a8759" loext:opacity="100%" fo:font-style="normal" fo:font-weight="normal" fo:background-color="#232525" loext:char-shading-value="0" style:font-style-asian="normal" style:font-weight-asian="normal" style:font-style-complex="normal" style:font-weight-complex="normal"/>
    </style:style>
    <style:style style:name="T24" style:family="text">
      <style:text-properties fo:color="#6a8759" loext:opacity="100%" fo:font-size="12pt" fo:font-style="normal" fo:font-weight="normal" fo:background-color="#232525" loext:char-shading-value="0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6a8759" loext:opacity="100%" fo:background-color="#232525" loext:char-shading-value="0"/>
    </style:style>
    <style:style style:name="T26" style:family="text">
      <style:text-properties fo:color="#a9b7c6" loext:opacity="100%" style:font-name="JetBrains Mono" fo:font-style="normal" style:font-style-asian="normal" style:font-style-complex="normal"/>
    </style:style>
    <style:style style:name="T27" style:family="text">
      <style:text-properties fo:color="#a9b7c6" loext:opacity="100%" style:font-name="JetBrains Mono" fo:background-color="#232525" loext:char-shading-value="0"/>
    </style:style>
    <style:style style:name="T28" style:family="text">
      <style:text-properties fo:color="#a9b7c6" loext:opacity="100%" fo:background-color="#232525" loext:char-shading-value="0"/>
    </style:style>
    <style:style style:name="T29" style:family="text">
      <style:text-properties fo:background-color="#232525" loext:char-shading-value="0"/>
    </style:style>
    <style:style style:name="T30" style:family="text">
      <style:text-properties fo:color="#9876aa" loext:opacity="100%" fo:font-style="normal" fo:font-weight="normal" fo:background-color="#232525" loext:char-shading-value="0" style:font-style-asian="normal" style:font-weight-asian="normal" style:font-style-complex="normal" style:font-weight-complex="normal"/>
    </style:style>
    <style:style style:name="T31" style:family="text">
      <style:text-properties fo:color="#9876aa" loext:opacity="100%" style:font-name="JetBrains Mono" fo:background-color="#232525" loext:char-shading-value="0"/>
    </style:style>
    <style:style style:name="T32" style:family="text">
      <style:text-properties fo:color="#9876aa" loext:opacity="100%" fo:background-color="#232525" loext:char-shading-value="0"/>
    </style:style>
    <style:style style:name="T33" style:family="text">
      <style:text-properties style:font-name="JetBrains Mono"/>
    </style:style>
    <style:style style:name="T34" style:family="text">
      <style:text-properties style:font-name="JetBrains Mono" fo:background-color="#232525" loext:char-shading-value="0"/>
    </style:style>
    <style:style style:name="T35" style:family="text">
      <style:text-properties fo:color="#ffc66d" loext:opacity="100%" style:font-name="JetBrains Mono" fo:background-color="#232525" loext:char-shading-value="0"/>
    </style:style>
    <style:style style:name="T36" style:family="text">
      <style:text-properties fo:color="#ffc66d" loext:opacity="100%" fo:font-style="normal" fo:font-weight="normal" fo:background-color="#232525" loext:char-shading-value="0" style:font-style-asian="normal" style:font-weight-asian="normal" style:font-style-complex="normal" style:font-weight-complex="normal"/>
    </style:style>
    <style:style style:name="T37" style:family="text">
      <style:text-properties fo:color="#ffc66d" loext:opacity="100%" fo:font-size="12pt" fo:font-style="normal" fo:font-weight="normal" fo:background-color="#232525" loext:char-shading-value="0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ffc66d" loext:opacity="100%" fo:background-color="#232525" loext:char-shading-value="0"/>
    </style:style>
    <style:style style:name="T39" style:family="text">
      <style:text-properties fo:color="#808080" loext:opacity="100%" fo:font-style="normal" fo:font-weight="normal" fo:background-color="#232525" loext:char-shading-value="0" style:font-style-asian="normal" style:font-weight-asian="normal" style:font-style-complex="normal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size="16pt" fo:font-style="normal" fo:font-weight="normal" officeooo:rsid="0009b6e5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font-size="16pt" fo:font-style="normal" fo:font-weight="normal" officeooo:rsid="00101715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size="16pt" fo:font-style="normal" fo:font-weight="normal" officeooo:rsid="0014323b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style:font-name="Liberation Sans" fo:font-size="16pt" fo:font-style="normal" fo:font-weight="normal" officeooo:rsid="0009b6e5" style:font-name-asian="Noto Sans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T45" style:family="text">
      <style:text-properties style:font-name="Liberation Sans" fo:font-size="16pt" fo:font-style="normal" fo:font-weight="normal" officeooo:rsid="00101715" style:font-name-asian="Noto Sans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T46" style:family="text">
      <style:text-properties style:font-name="Liberation Sans" fo:font-size="16pt" fo:font-style="normal" fo:font-weight="normal" officeooo:rsid="0014323b" style:font-name-asian="Noto Sans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T47" style:family="text">
      <style:text-properties officeooo:rsid="000b0c44"/>
    </style:style>
    <style:style style:name="T48" style:family="text">
      <style:text-properties officeooo:rsid="000c2bc9"/>
    </style:style>
    <style:style style:name="T49" style:family="text">
      <style:text-properties fo:color="#6897bb" loext:opacity="100%" style:font-name="JetBrains Mono" fo:background-color="#232525" loext:char-shading-value="0"/>
    </style:style>
    <style:style style:name="T50" style:family="text">
      <style:text-properties officeooo:rsid="000f1ec6"/>
    </style:style>
    <style:style style:name="T51" style:family="text">
      <style:text-properties officeooo:rsid="0014a38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ction 3 – Database access</text:p>
      <text:p text:style-name="Subtitle">9 - Setup a Database Connection</text:p>
      <text:p text:style-name="Text_20_body">Create database: </text:p>
      <text:p text:style-name="Text_20_body">mysql -u root</text:p>
      <text:p text:style-name="Text_20_body">create database <text:span text:style-name="T1">name</text:span></text:p>
      <text:p text:style-name="Title">Section 7 – Eloquent</text:p>
      <text:p text:style-name="Subtitle">29 – Basic Eloquent Relationships</text:p>
      <text:p text:style-name="Text_20_body">Basic relationships:</text:p>
      <text:p text:style-name="Text_20_body">hasMany 1 – n</text:p>
      <text:p text:style-name="Text_20_body">hasOne 1 – 1</text:p>
      <text:p text:style-name="Text_20_body">belongsTo 1 – n</text:p>
      <text:p text:style-name="Text_20_body">belongToMany n – m</text:p>
      <text:p text:style-name="Text_20_body"/>
      <text:p text:style-name="Text_20_body">Declare a relationship: <text:span text:style-name="T8">@29 #relationship</text:span></text:p>
      <text:p text:style-name="Text_20_body">Use the relationship: $user→articles // Note, no paranthesis here</text:p>
      <text:p text:style-name="Text_20_body"/>
      <text:p text:style-name="Subtitle">30 – Understanding foreign keys and Database factories</text:p>
      <text:p text:style-name="P1">Factories</text:p>
      <text:p text:style-name="Text_20_body">Create a factory: php artisan make:factory ArticleFactory -m “App\Article”</text:p>
      <text:p text:style-name="Text_20_body">An example of a User factory: <text:span text:style-name="T8">@30 #factory</text:span></text:p>
      <text:p text:style-name="Text_20_body">Create a dummy for user in database: </text:p>
      <text:p text:style-name="Text_20_body">factory(App\User::class, <text:span text:style-name="T1">number of dummies)→</text:span><text:span text:style-name="T3">create([“title”=&gt;”will be overwritten”])</text:span><text:span text:style-name="T1">;</text:span></text:p>
      <text:p text:style-name="Text_20_body">Generate dummy data from faker: <text:span text:style-name="T8">@30 #factory #faker #testing</text:span></text:p>
      <text:p text:style-name="Text_20_body">$faker→sentence()</text:p>
      <text:p text:style-name="Text_20_body">$faker→factory(\App\User::class) // Will create a User and give the primary key. <text:s/></text:p>
      <text:p text:style-name="Text_20_body"/>
      <text:p text:style-name="P1">Foreign keys</text:p>
      <text:p text:style-name="P3">Add foreign key: <text:span text:style-name="T8">@30 #foreignkey</text:span></text:p>
      <text:p text:style-name="P3"><text:soft-page-break/></text:p>
      <text:p text:style-name="Subtitle">31 – Many to many Relationships with linking tables</text:p>
      <text:p text:style-name="P1">Creating linking table <text:span text:style-name="T8">@31 #manytomany</text:span></text:p>
      <text:p text:style-name="Text_20_body">For example in the same migration as one of the relatives, Schema::create …</text:p>
      <text:p text:style-name="Text_20_body">Name the table like “article_tag”. Follow <text:span text:style-name="T7">alphabetic</text:span> order.</text:p>
      <text:p text:style-name="Text_20_body">Add a unique, $table→unique([“article_id”, “tag_id”); → </text:p>
      <text:p text:style-name="Text_20_body"><text:tab/>Defines that the combination of those has to be unique<text:span text:style-name="T9">.</text:span></text:p>
      <text:p text:style-name="P4"/>
      <text:p text:style-name="P2">Add foreign key <text:span text:style-name="T8">@31 #foreignkey #dropforeignkey</text:span></text:p>
      <text:p text:style-name="P4">$table→foreign(“article_id”)→references(“id”)→on(“articles”)-&gt;onDelete(“cascade”);</text:p>
      <text:p text:style-name="P4">$table→foreign(“tag_id”)→references(“id”)→on(“tags”)→onDelete(“cascade”);</text:p>
      <text:p text:style-name="P4">rollback:</text:p>
      <text:p text:style-name="P4">$table→dropForeign(“article_tag_article_id_foreign”);</text:p>
      <text:p text:style-name="P4">$table-&gt;dropForeign(“article_tag_tag_id_foreign”);</text:p>
      <text:p text:style-name="P4"/>
      <text:p text:style-name="P4"/>
      <text:p text:style-name="P4">pluck: </text:p>
      <text:p text:style-name="P4">Simplify the output of a query to a specific property</text:p>
      <text:p text:style-name="P4">$article→tags→pluck(“name”) // Will give only the names of the tags</text:p>
      <text:p text:style-name="P4"/>
      <text:p text:style-name="P2">Retrieve items</text:p>
      <text:p text:style-name="P4">A specific one: \App\Article::find(<text:span text:style-name="T1">id</text:span>);</text:p>
      <text:p text:style-name="P4">First: \App\Article::first();</text:p>
      <text:p text:style-name="P4"/>
      <text:p text:style-name="Subtitle">32 – Display all tags under each article</text:p>
      <text:p text:style-name="Text_20_body">Two methods: controller gibt die nötige View wieder zu der Anfrage oder query parameter in der URL.</text:p>
      <text:p text:style-name="Text_20_body">Query Parameter in der URL: @31 #queryurl</text:p>
      <text:p text:style-name="Text_20_body"/>
      <text:p text:style-name="Text_20_body">forelse: @31 #forelse</text:p>
      <text:p text:style-name="Text_20_body">foreach loop mit einem else für den Fall, dass das iterationsobjekt leer ist.</text:p>
      <text:p text:style-name="Text_20_body"><text:soft-page-break/></text:p>
      <text:p text:style-name="Subtitle">33 – Attach and Validate Many-to-Many relationships</text:p>
      <text:p text:style-name="Text_20_body">Name of the html-elements will be mirrored in the request!</text:p>
      <text:p text:style-name="Text_20_body">Attach tags to an article: $article→tags()→attach(t<text:span text:style-name="T1">ag or array of tags</text:span>); @32 #attach</text:p>
      <text:p text:style-name="P1">validating an array of objects</text:p>
      <text:p text:style-name="P3">In request validation, “tags” =&gt; “exists:tags, id” // Check if the tag with the given id exists in tags table @32 #validation #many #array #tags</text:p>
      <text:h text:style-name="P31" text:outline-level="1">Section 8 – Authentication (laravel_practice2)</text:h>
      <text:h text:style-name="P34" text:outline-level="2">34 – Building a Registration System in Mere Minutes</text:h>
      <text:p text:style-name="P6">Installation</text:p>
      <text:p text:style-name="P7">Get package: composer require laravel/ui --dev</text:p>
      <text:p text:style-name="P7">Run the artisan command: php artisan ui vue</text:p>
      <text:p text:style-name="P7">Install needed dependencies: npm install &amp; npm run dev</text:p>
      <text:p text:style-name="P7">Don't forget to run migrations before usage!</text:p>
      <text:p text:style-name="P7"/>
      <text:p text:style-name="P7">Allow visiting a website only if the user is registrated: @34 #authentication #permission</text:p>
      <text:p text:style-name="P7"/>
      <text:p text:style-name="P7">Access the actually registrated user: @34 #authentication #currentuser #login</text:p>
      <text:p text:style-name="P7">Show content only if user is logged in: @34 #authentication #currentuser #login #content</text:p>
      <text:p text:style-name="P7">Show content only to not logged in users: @34 #authentication #currentuser #login #content</text:p>
      <text:p text:style-name="P7"/>
      <text:h text:style-name="P34" text:outline-level="2">35 – The password reset flow</text:h>
      <text:p text:style-name="P7">Standard flow: </text:p>
      <text:list xml:id="list1874167957" text:style-name="L1">
        <text:list-item>
          <text:p text:style-name="P50">Click “forgot password”</text:p>
        </text:list-item>
        <text:list-item>
          <text:p text:style-name="P50">Fill out form with e-mail adress</text:p>
        </text:list-item>
        <text:list-item>
          <text:p text:style-name="P50">Prepare a unique token and associate it with the user's account</text:p>
        </text:list-item>
        <text:list-item>
          <text:p text:style-name="P50">Send an email with a unique link back to our site that confirms email ownership</text:p>
        </text:list-item>
        <text:list-item>
          <text:p text:style-name="P50">Link back to website, confirm the token, and set a new password</text:p>
        </text:list-item>
      </text:list>
      <text:p text:style-name="P7"/>
      <text:p text:style-name="P7"/>
      <text:p text:style-name="P7"><text:soft-page-break/>For testing: </text:p>
      <text:p text:style-name="P7">Set mail driver to log in .env</text:p>
      <text:p text:style-name="P5"><text:span text:style-name="T10">Set sender email address → </text:span><text:span text:style-name="T12">MAIL_FROM_ADDRESS</text:span><text:span text:style-name="T26">="</text:span><text:a xlink:type="simple" xlink:href="mailto:test@test.com" text:style-name="Internet_20_link" text:visited-style-name="Visited_20_Internet_20_Link"><text:span text:style-name="T19">test@test.com</text:span></text:a><text:span text:style-name="T26">"</text:span></text:p>
      <text:p text:style-name="P7">After setting up the email settings, all other necessary steps are being managed by laravel!</text:p>
      <text:p text:style-name="P7"/>
      <text:h text:style-name="P32" text:outline-level="1">Section 9 – Core concepts</text:h>
      <text:h text:style-name="P35" text:outline-level="2"><text:s/>36 – Collections</text:h>
      <text:p text:style-name="P11">Example – Article</text:p>
      <text:p text:style-name="P7">First article: Article::first() // Returns an instance of the first Article</text:p>
      <text:p text:style-name="P7">All articles: Article::all() // Returns a collection of articles</text:p>
      <text:p text:style-name="P7">// Accessing a relative the return value will be a collection of it has many or belomngs to many relatives</text:p>
      <text:p text:style-name="P7"/>
      <text:p text:style-name="P11">Collection operations</text:p>
      <text:p text:style-name="P11">Basic:</text:p>
      <text:p text:style-name="P7">First from collection: first()</text:p>
      <text:p text:style-name="P7">Last from collection: last()</text:p>
      <text:p text:style-name="P7">Create a collection from array: collect([“one”, “two”, “three”])</text:p>
      <text:p text:style-name="P7">Unwrap nested arrays in a collection:</text:p>
      <text:p text:style-name="P7">collect(['one', 'two', ['three', 'four']])-&gt;flatten() <text:s/>results in a collection like ['one', 'two', 'three', 'four']</text:p>
      <text:p text:style-name="P14">Filter:</text:p>
      <text:p text:style-name="P12"><text:span text:style-name="T3">Filter </text:span><text:span text:style-name="T6">one</text:span><text:span text:style-name="T3"> from collection: where(</text:span><text:span text:style-name="T1">attrName, attrValue</text:span><text:span text:style-name="T3">)</text:span><text:span text:style-name="T1"> // Similar to building a query</text:span></text:p>
      <text:p text:style-name="P7">More complicated filters <text:span text:style-name="T7">(for one)</text:span>: $tags-&gt;first(function ($tag) {return strlen($tag-&gt;name) &gt; 5});</text:p>
      <text:p text:style-name="P7">// Upper example represents a filter <text:span text:style-name="T7">(for one)</text:span> over a callback</text:p>
      <text:p text:style-name="P7">Filter many: col-&gt;filter(function ($item){return $item &gt;=5;}) // Same as one, but over filter call</text:p>
      <text:p text:style-name="P7"><text:s text:c="2"/>As filter returns <text:s/>collection, the operations are chainable</text:p>
      <text:p text:style-name="P11">Map:</text:p>
      <text:p text:style-name="P7">col-&gt;map(function ($item){return $item*3;}); // Also chainable </text:p>
      <text:p text:style-name="P11">Loading relatives:</text:p>
      <text:p text:style-name="P7">Article::with(“tags”)-&gt;get() // Acts like all and contains tags <text:s/></text:p>
      <text:p text:style-name="P7">Get only the name of all tags belonging to the articles:</text:p>
      <text:p text:style-name="P7"><text:soft-page-break/>Article::with(“tags”)-&gt;get()-&gt;pluck(“tags”)-&gt;flatten()-&gt;pluck(“name”)-&gt;unique();</text:p>
      <text:p text:style-name="P7">Pluck short form for chains:</text:p>
      <text:p text:style-name="P7">$articles-&gt;pluck(“tags.*.name”) // Will return a collection of the names of the tags belonging to the articles. Often requires to flatten them after that</text:p>
      <text:p text:style-name="P7"/>
      <text:h text:style-name="P34" text:outline-level="2">37 – CSRF Attacks, with examples</text:h>
      <text:p text:style-name="P7"/>
      <text:p text:style-name="P8">CSRF – an attacker tricks a user to send a request that he did not want to</text:p>
      <text:p text:style-name="P9">Example: a user clicks on a link that the attacker has delivered. The link causes actions on another website that the user didn’t want to do.</text:p>
      <text:p text:style-name="P9">Thats why u need a csrf flag to prevent it.</text:p>
      <text:p text:style-name="P9">Important: </text:p>
      <text:p text:style-name="P9">csrf is only required on post routes. Get routes can cause actions without csrf control!</text:p>
      <text:p text:style-name="P10">@csrf adds a hidden field containing the session token. This token will be compared to the one that is being created automatically by laravel if a user visits a webiste.</text:p>
      <text:p text:style-name="P10"/>
      <text:h text:style-name="P36" text:outline-level="2"><text:span text:style-name="T41">38 – </text:span><text:span text:style-name="T44">Service Container Fundamentals</text:span></text:h>
      <text:p text:style-name="P51">and</text:p>
      <text:p text:style-name="P51">39 – Automatically resolve dependencies</text:p>
      <text:p text:style-name="P51"/>
      <text:p text:style-name="P19">Laravel always tries to resolve dependencies automatically. If a type is given for an argument in a function and you call that function without providing parameters, it will try to instantiate an object of the given type.</text:p>
      <text:p text:style-name="P19">Over app(OBJECT CLASS NAME) you can instantiate always an object of a class of the given class name. </text:p>
      <text:p text:style-name="P20"><text:span text:style-name="T47">Sometimes, parameters are needed to instantiate an object. In some of those cases Laravel can’t guess on it’s own, which parameters should be provided. You can </text:span><text:span text:style-name="T48">bind a function to a key of the same name as the given class which returns the needed object</text:span><text:span text:style-name="T47">:</text:span></text:p>
      <text:p text:style-name="P27"><text:span text:style-name="T32">$this</text:span><text:span text:style-name="T29">-&gt;</text:span><text:span text:style-name="T32">app</text:span><text:span text:style-name="T29">-&gt;</text:span><text:span text:style-name="T38">bind</text:span><text:span text:style-name="T29">(</text:span><text:span text:style-name="T25">'App\AClass'</text:span><text:span text:style-name="T17">, function</text:span><text:span text:style-name="T29">(){</text:span></text:p>
      <text:p text:style-name="P29"><text:span text:style-name="T29"><text:s text:c="4"/></text:span><text:span text:style-name="T13">return new </text:span><text:span text:style-name="T34">AClass(</text:span><text:span text:style-name="T49">2</text:span><text:span text:style-name="T13">, </text:span><text:span text:style-name="T20">'jau'</text:span><text:span text:style-name="T34">)</text:span><text:span text:style-name="T13">;</text:span></text:p>
      <text:p text:style-name="P30"><text:span text:style-name="T29">})</text:span><text:span text:style-name="T17">;</text:span></text:p>
      <text:p text:style-name="P21">Now app(AClass:class) will always create the object returned by the function above.</text:p>
      <text:p text:style-name="P21">This logic can be placed perfectly into the register method in the AppServiceProvider.</text:p>
      <text:p text:style-name="P22"><text:soft-page-break/>Do the following, if you want to <text:span text:style-name="T50">bind</text:span> return aways the same object:</text:p>
      <text:p text:style-name="P28"><text:span text:style-name="T32">$this</text:span><text:span text:style-name="T29">-&gt;</text:span><text:span text:style-name="T32">app</text:span><text:span text:style-name="T29">-&gt;</text:span><text:span text:style-name="T38">singleton</text:span><text:span text:style-name="T29">(</text:span><text:span text:style-name="T25">'App\AClass'</text:span><text:span text:style-name="T17">, function</text:span><text:span text:style-name="T29">(){</text:span></text:p>
      <text:p text:style-name="P29"><text:span text:style-name="T29"><text:s text:c="4"/></text:span><text:span text:style-name="T13">return new </text:span><text:span text:style-name="T34">AClass(</text:span><text:span text:style-name="T49">2</text:span><text:span text:style-name="T13">, </text:span><text:span text:style-name="T20">'jau'</text:span><text:span text:style-name="T34">)</text:span><text:span text:style-name="T13">;</text:span></text:p>
      <text:p text:style-name="P30"><text:span text:style-name="T29">})</text:span><text:span text:style-name="T17">;</text:span></text:p>
      <text:h text:style-name="P37" text:outline-level="2"><text:span text:style-name="T42">40 – </text:span><text:span text:style-name="T45">Laravel facades demystified</text:span></text:h>
      <text:p text:style-name="P23">All classes in the vendor directory have been put in through composer.</text:p>
      <text:p text:style-name="P23">Facades in Laravel cover the framework logic. They are interfaces that make methods accessable, that are implemented in the real framework classes. Laravel knows how to resolve them automatically.</text:p>
      <text:p text:style-name="P24">All of them have the method called getFaccadeAccessor. This Method returns the right key to resolve the right class, which is binded over bind in the appServiceProvider.</text:p>
      <text:p text:style-name="P24">Each facade contains also a @see tag with which you can go into the real file which contains the right implementation.</text:p>
      <text:p text:style-name="P24"/>
      <text:h text:style-name="P38" text:outline-level="2"><text:span text:style-name="T42">4</text:span><text:span text:style-name="T43">1</text:span><text:span text:style-name="T42"> – </text:span><text:span text:style-name="T46">Service Providers are the Missing Piece</text:span></text:h>
      <text:p text:style-name="P53">All ServiceProviders need to extend the ServiceProvider class.</text:p>
      <text:p text:style-name="P53">Each ServiceProvider contains two methods: register and boot.</text:p>
      <text:p text:style-name="P53"><text:tab/>Register → map a key to a class instance</text:p>
      <text:p text:style-name="P53"><text:tab/>boot → chance to call other functionalities.</text:p>
      <text:p text:style-name="P53">All existing service providers need to be added to the config→app.php.</text:p>
      <text:p text:style-name="P53"><text:tab/>For each service provider in this file, the register method will be called at the start of the app.</text:p>
      <text:p text:style-name="P53"/>
      <text:p text:style-name="P54">Create your own facade and service provider:</text:p>
      <text:p text:style-name="P54">Create the class:</text:p>
      <text:p text:style-name="P41"><text:span text:style-name="T17">class </text:span><text:span text:style-name="T29">Example</text:span></text:p>
      <text:p text:style-name="P40">{</text:p>
      <text:p text:style-name="P29"><text:span text:style-name="T29"><text:s text:c="4"/></text:span><text:span text:style-name="T13">public function </text:span><text:span text:style-name="T35">handle</text:span><text:span text:style-name="T34">()</text:span></text:p>
      <text:p text:style-name="P43"><text:s text:c="4"/><text:span text:style-name="T33">{</text:span></text:p>
      <text:p text:style-name="P29"><text:span text:style-name="T29"><text:s text:c="8"/></text:span><text:span text:style-name="T13">die</text:span><text:span text:style-name="T34">(</text:span><text:span text:style-name="T20">'It works'</text:span><text:span text:style-name="T34">)</text:span><text:span text:style-name="T13">;</text:span></text:p>
      <text:p text:style-name="P29"><text:span text:style-name="T17"><text:s text:c="4"/></text:span><text:span text:style-name="T34">}</text:span></text:p>
      <text:p text:style-name="P46">}</text:p>
      <text:p text:style-name="P54">Create the facade:</text:p>
      <text:p text:style-name="P42"><text:span text:style-name="T17">class </text:span><text:span text:style-name="T29">ExampleFacade </text:span><text:span text:style-name="T17">extends </text:span><text:span text:style-name="T29">Facade</text:span></text:p>
      <text:p text:style-name="P40">{</text:p>
      <text:p text:style-name="P29"><text:span text:style-name="T29"><text:s text:c="4"/></text:span><text:span text:style-name="T13">protected static function </text:span><text:span text:style-name="T35">getFacadeAccessor</text:span><text:span text:style-name="T34">()</text:span></text:p>
      <text:p text:style-name="P43"><text:s text:c="4"/><text:span text:style-name="T33">{</text:span></text:p>
      <text:p text:style-name="P45"><text:span text:style-name="T28"><text:s text:c="8"/></text:span><text:span text:style-name="T13">return ‘</text:span><text:span text:style-name="T14">example</text:span><text:span text:style-name="T13">’; // </text:span><text:span text:style-name="T14">or </text:span><text:span text:style-name="T22">Example::class</text:span><text:span text:style-name="T15">, then no registering is necessary</text:span></text:p>
      <text:p text:style-name="P29"><text:span text:style-name="T17"><text:s text:c="4"/></text:span><text:span text:style-name="T34">}</text:span></text:p>
      <text:p text:style-name="P46"><text:soft-page-break/>}</text:p>
      <text:p text:style-name="P54">Register the facade in the AppServiceProvider or create your own service provider by php artisan make:provider (in case of creating your own service provider, don’t forget to add it to config→app.php.).</text:p>
      <text:p text:style-name="P42"><text:span text:style-name="T17">public function </text:span><text:span text:style-name="T38">register</text:span><text:span text:style-name="T29">()</text:span></text:p>
      <text:p text:style-name="P40">{</text:p>
      <text:p text:style-name="P29"><text:span text:style-name="T29"><text:s text:c="8"/></text:span><text:span text:style-name="T31">$this</text:span><text:span text:style-name="T34">-&gt;</text:span><text:span text:style-name="T31">app</text:span><text:span text:style-name="T34">-&gt;</text:span><text:span text:style-name="T35">bind</text:span><text:span text:style-name="T34">(</text:span><text:span text:style-name="T20">'example'</text:span><text:span text:style-name="T13">, function</text:span><text:span text:style-name="T34">(){</text:span></text:p>
      <text:p text:style-name="P29"><text:span text:style-name="T29"><text:s text:c="12"/></text:span><text:span text:style-name="T13">return new </text:span><text:span text:style-name="T34">Example()</text:span><text:span text:style-name="T13">;</text:span></text:p>
      <text:p text:style-name="P29"><text:span text:style-name="T17"><text:s text:c="8"/></text:span><text:span text:style-name="T34">})</text:span><text:span text:style-name="T13">;</text:span></text:p>
      <text:p text:style-name="P29"><text:span text:style-name="T17"><text:s text:c="4"/></text:span><text:span text:style-name="T34">}</text:span></text:p>
      <text:p text:style-name="P47"><text:span text:style-name="T27">}</text:span></text:p>
      <text:h text:style-name="P32" text:outline-level="1">Section 10 – Mail</text:h>
      <text:h text:style-name="P34" text:outline-level="2"><text:s/>42 – Send raw mail</text:h>
      <text:p text:style-name="P7">Sending a raw email: @42 #raw #mail #email</text:p>
      <text:p text:style-name="P25"><text:span text:style-name="T5">Mail::</text:span><text:span text:style-name="T16">raw</text:span><text:span text:style-name="T5">(</text:span><text:span text:style-name="T23">'bla'</text:span><text:span text:style-name="T16">, function</text:span><text:span text:style-name="T5">(</text:span><text:span text:style-name="T30">$message</text:span><text:span text:style-name="T5">){</text:span></text:p>
      <text:p text:style-name="P29"><text:span text:style-name="T29"><text:s text:c="3"/></text:span><text:span text:style-name="T31">$message</text:span><text:span text:style-name="T34">-&gt;</text:span><text:span text:style-name="T35">to</text:span><text:span text:style-name="T34">(request(</text:span><text:span text:style-name="T20">'email'</text:span><text:span text:style-name="T34">))</text:span></text:p>
      <text:p text:style-name="P29"><text:span text:style-name="T29"><text:s text:c="7"/></text:span><text:span text:style-name="T34">-&gt;</text:span><text:span text:style-name="T35">subject</text:span><text:span text:style-name="T34">(</text:span><text:span text:style-name="T20">'Content'</text:span><text:span text:style-name="T34">)</text:span><text:span text:style-name="T13">;</text:span></text:p>
      <text:p text:style-name="P30"><text:span text:style-name="T29">})</text:span><text:span text:style-name="T17">;</text:span></text:p>
      <text:p text:style-name="P7"/>
      <text:p text:style-name="P7">Define default email sender address:</text:p>
      <text:p text:style-name="P7">In .env → MAIL_FROM_ADDRESS=adminlexample.com</text:p>
      <text:p text:style-name="P7"/>
      <text:p text:style-name="P7">Flash message: // An extra message for the redirected view, for example after sending an email</text:p>
      <text:p text:style-name="P13"><text:a xlink:type="simple" xlink:href="mailto://@42" text:style-name="Internet_20_link" text:visited-style-name="Visited_20_Internet_20_Link"><text:span text:style-name="T4">//@42</text:span></text:a><text:span text:style-name="T4"> #flashmessage</text:span></text:p>
      <text:p text:style-name="P25"><text:span text:style-name="T16">return </text:span><text:span text:style-name="T5">redirect(</text:span><text:span text:style-name="T23">'/contact'</text:span><text:span text:style-name="T5">)-&gt;</text:span><text:span text:style-name="T36">with</text:span><text:span text:style-name="T5">(</text:span><text:span text:style-name="T23">'message'</text:span><text:span text:style-name="T16">, </text:span><text:span text:style-name="T23">'Email sent!'</text:span><text:span text:style-name="T5">)</text:span><text:span text:style-name="T16">; </text:span><text:span text:style-name="T39">//@42 #flashmessage</text:span></text:p>
      <text:p text:style-name="P7"/>
      <text:h text:style-name="P34" text:outline-level="2"><text:s/>43 – Send HTML Email using Mailable Classes</text:h>
      <text:p text:style-name="P7">Create MailableClass: php artisan make::mail ContactMe</text:p>
      <text:p text:style-name="P5"><text:span text:style-name="T10">Send a mail by mailable class: </text:span><text:a xlink:type="simple" xlink:href="mailto://@43" text:style-name="Internet_20_link" text:visited-style-name="Visited_20_Internet_20_Link"><text:span text:style-name="T10">//@43</text:span></text:a><text:span text:style-name="T10"> #mail #email #mailableclass</text:span></text:p>
      <text:p text:style-name="P26"><text:span text:style-name="T11">Mail::</text:span><text:span text:style-name="T18">to</text:span><text:span text:style-name="T11">(request(</text:span><text:span text:style-name="T24">'email'</text:span><text:span text:style-name="T11">))-&gt;</text:span><text:span text:style-name="T37">send</text:span><text:span text:style-name="T11">(</text:span><text:span text:style-name="T18">new </text:span><text:span text:style-name="T11">ContactMe())</text:span><text:span text:style-name="T18">;</text:span></text:p>
      <text:p text:style-name="P7">Passing data to the mail: // @43 #mail #email #data</text:p>
      <text:p text:style-name="P7">Declare public properties in MailableClass. Those will be always accessable in the view.</text:p>
      <text:p text:style-name="P7">Make sure to pass data to the construct to init the properties.</text:p>
      <text:p text:style-name="P7"/>
      <text:p text:style-name="P7"/>
      <text:h text:style-name="P39" text:outline-level="2"><text:soft-page-break/>45 – Markdown</text:h>
      <text:p text:style-name="P16">Send markdown E-Mail</text:p>
      <text:p text:style-name="P17">In build of E-Mail:</text:p>
      <text:p text:style-name="P5"><text:span text:style-name="T4"><text:tab/>return $this-&gt;markdown(</text:span><text:span text:style-name="T2">pathToView</text:span><text:span text:style-name="T4">)</text:span></text:p>
      <text:p text:style-name="P17">In View: // Don't put any spaces at the beginning! , All is being managed over components</text:p>
      <text:p text:style-name="P17"><text:tab/>@component(mail::message)</text:p>
      <text:p text:style-name="P17"><text:tab/>#Aheading ← Will be shown big!</text:p>
      <text:p text:style-name="P17"><text:tab/>@endcomponent</text:p>
      <text:p text:style-name="P17">//Add a button:</text:p>
      <text:p text:style-name="P17"><text:tab/>@component(mail::button. ['url' =&gt; …])</text:p>
      <text:p text:style-name="P17"><text:tab/><text:tab/>Button text</text:p>
      <text:p text:style-name="P17"><text:tab/>@endcomponent</text:p>
      <text:p text:style-name="P17">//Change app name in env file</text:p>
      <text:p text:style-name="P17">Create a markdown mailable with artisan:</text:p>
      <text:p text:style-name="P5"><text:span text:style-name="T4">php artisan make:mail </text:span><text:span text:style-name="T2">Name –</text:span><text:span text:style-name="T4">markdown=</text:span><text:span text:style-name="T2">pathToEmail</text:span></text:p>
      <text:p text:style-name="P18"/>
      <text:p text:style-name="P17">Customizing colors of the email: //see more on laravel doc-&gt;mailable-&gt;customizing components</text:p>
      <text:p text:style-name="P17">publish the customized components into your project:</text:p>
      <text:p text:style-name="P17">php artisan vendor: publish –tag=laravel-mail</text:p>
      <text:p text:style-name="P17"><text:tab/>//this exports the components of the mail into own resources-&gt;views</text:p>
      <text:p text:style-name="P17"><text:tab/>// You can create then a new css or edit the existing one</text:p>
      <text:p text:style-name="P15"><text:span text:style-name="T40"><text:tab/>// Apply the new css-file by changing config-&gt;mail-&gt;markdown-&gt;theme-&gt;</text:span><text:span text:style-name="T2">newCssFileName</text:span></text:p>
      <text:h text:style-name="P39" text:outline-level="2">46 – Notifications versus Mailables</text:h>
      <text:p text:style-name="P17">Send a notification (of any form):</text:p>
      <text:p text:style-name="P17">Notification::send(user, new PaymentReceived) or user-&gt;notify(new PaymentReceived())</text:p>
      <text:p text:style-name="P17">Create a notification:</text:p>
      <text:p text:style-name="P17">php artisan make:notification PaymentReceived</text:p>
      <text:p text:style-name="P17">set the type of the notification:</text:p>
      <text:p text:style-name="P17">In PaymentAccepted class → </text:p>
      <text:p text:style-name="P17"><text:tab/>public function via(...)</text:p>
      <text:p text:style-name="P17"><text:tab/>{</text:p>
      <text:p text:style-name="P17"><text:soft-page-break/><text:tab/><text:tab/>return ['mail']; // multiple choices possible</text:p>
      <text:p text:style-name="P17"><text:tab/>}</text:p>
      <text:p text:style-name="P17">The look of the notification needs to be specified. For example mail:function toMail(...){...}</text:p>
      <text:h text:style-name="P33" text:outline-level="1">Section 11 – Notifications</text:h>
      <text:h text:style-name="P39" text:outline-level="2">47 – Database Notifications</text:h>
      <text:p text:style-name="P16">Create a database notification</text:p>
      <text:p text:style-name="P17">Create a table for notifications:</text:p>
      <text:p text:style-name="P17"><text:tab/>php artisan notifications:table</text:p>
      <text:p text:style-name="P17"><text:tab/>php artisan migrate</text:p>
      <text:p text:style-name="P17">store database notification: </text:p>
      <text:p text:style-name="P17"><text:tab/>In via, add 'database'</text:p>
      <text:p text:style-name="P17"><text:tab/>To retrieve the notifications, do user-&gt;notifications;</text:p>
      <text:p text:style-name="P17">Notifications model has some useful methods, like mark as read and so on.</text:p>
      <text:p text:style-name="P17"/>
      <text:p text:style-name="P17">cast a column to a type:</text:p>
      <text:p text:style-name="P17">In model → protected $casts=[</text:p>
      <text:p text:style-name="P17"><text:tab/>'data' =&gt; 'array' //col name =&gt; cast type<text:tab/></text:p>
      <text:p text:style-name="P17"><text:tab/>]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JetBrains Mono" svg:font-family="'JetBrains Mono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7-06T22:18:05.597726137</meta:creation-date>
    <meta:generator>LibreOffice/7.0.1.2$MacOSX_X86_64 LibreOffice_project/7cbcfc562f6eb6708b5ff7d7397325de9e764452</meta:generator>
    <dc:date>2020-10-26T18:57:37.552666730</dc:date>
    <meta:editing-duration>P3DT8H8M7S</meta:editing-duration>
    <meta:editing-cycles>48</meta:editing-cycles>
    <meta:document-statistic meta:table-count="0" meta:image-count="0" meta:object-count="0" meta:page-count="9" meta:paragraph-count="227" meta:word-count="1564" meta:character-count="10859" meta:non-whitespace-character-count="9359"/>
  </office:meta>
</office:document-meta>
</file>